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F6000000A788877A3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3925in" fo:margin-right="0in" fo:text-indent="0in" style:auto-text-indent="false"/>
    </style:style>
    <style:style style:name="P2" style:family="paragraph" style:parent-style-name="Standard" style:master-page-name="">
      <style:paragraph-properties fo:margin-left="0.3925in" fo:margin-right="0in" fo:text-align="justify" style:justify-single-word="false" fo:text-indent="0in" style:auto-text-indent="false" style:page-number="auto" style:shadow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4" text:anchor-type="paragraph" svg:x="2.7256in" svg:y="0.0161in" svg:width="2.4598in" svg:height="1.6693in" draw:z-index="2"><draw:image xlink:href="Pictures/10000201000000F6000000A788877A36.png" xlink:type="simple" xlink:show="embed" xlink:actuate="onLoad"/></draw:frame><draw:frame draw:style-name="fr1" draw:name="graphics3" text:anchor-type="paragraph" svg:x="5.2898in" svg:y="0.0827in" svg:width="2.4598in" svg:height="1.6693in" draw:z-index="1"><draw:image xlink:href="Pictures/10000201000000F6000000A788877A36.png" xlink:type="simple" xlink:show="embed" xlink:actuate="onLoad"/></draw:frame><draw:frame draw:style-name="fr1" draw:name="graphics1" text:anchor-type="paragraph" svg:x="0.0953in" svg:y="0.098in" svg:width="2.4598in" svg:height="1.6693in" draw:z-index="0"><draw:image xlink:href="Pictures/10000201000000F6000000A788877A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07in" fo:margin-bottom="0.7917in" fo:margin-left="0.2484in" fo:margin-right="0.448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Ricardo</meta:initial-creator>
    <meta:creation-date>2013-12-06T18:29:03</meta:creation-date>
    <dc:date>2013-12-06T18:36:56</dc:date>
    <dc:creator>David Ricardo</dc:creator>
    <meta:editing-duration>P0D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